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fo:font-weight="bold" officeooo:rsid="0016f552" officeooo:paragraph-rsid="0016f55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6f552" officeooo:paragraph-rsid="0016f552" style:font-size-asian="10.5pt" style:font-weight-asian="normal" style:font-size-complex="12pt" style:font-weight-complex="normal"/>
    </style:style>
    <style:style style:name="P3" style:family="paragraph" style:list-style-name="L1"/>
    <style:style style:name="P4" style:family="paragraph" style:list-style-name="L2"/>
    <style:style style:name="P5" style:family="paragraph" style:list-style-name="L3"/>
    <style:style style:name="P6" style:family="paragraph" style:list-style-name="L4"/>
    <style:style style:name="P7" style:family="paragraph" style:list-style-name="L5"/>
    <style:style style:name="P8" style:family="paragraph" style:list-style-name="L6"/>
    <style:style style:name="P9" style:family="paragraph" style:list-style-name="L7"/>
    <style:style style:name="P10" style:family="paragraph" style:list-style-name="L8"/>
    <style:style style:name="P11" style:family="paragraph" style:list-style-name="L9"/>
    <style:style style:name="P12" style:family="paragraph" style:list-style-name="L10"/>
    <style:style style:name="P13" style:family="paragraph" style:list-style-name="L11"/>
    <style:style style:name="P14" style:family="paragraph" style:list-style-name="L12"/>
    <style:style style:name="P15" style:family="paragraph" style:list-style-name="L13"/>
    <style:style style:name="P16" style:family="paragraph" style:list-style-name="L14"/>
    <style:style style:name="P17" style:family="paragraph" style:list-style-name="L15"/>
    <style:style style:name="T1" style:family="text">
      <style:text-properties style:font-name="Roboto" fo:font-size="8.39999961853027pt" fo:font-style="normal" fo:font-weight="normal"/>
    </style:style>
    <style:style style:name="T2" style:family="text">
      <style:text-properties fo:font-variant="normal" fo:text-transform="none" fo:color="#eff3f8" loext:opacity="100%" style:font-name="Roboto" fo:font-size="8.39999961853027pt" fo:letter-spacing="normal" fo:font-style="normal" fo:font-weight="normal"/>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fo:color="#eff3f8" loext:opacity="100%" fo:letter-spacing="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vidad e innovacion</text:p>
      <text:p text:style-name="P2"/>
      <text:h text:style-name="Heading_20_3" text:outline-level="3">1.-Introducción: hablemos de tu idea</text:h>
      <text:p text:style-name="Text_20_body">–<text:line-break/>Tu idea:</text:p>
      <text:p text:style-name="Text_20_body">Has de tener, además de todo lo que sale en el Business Model Canvas:</text:p>
      <text:list xml:id="list44628371" text:style-name="L1">
        <text:list-item>
          <text:p text:style-name="Text_20_body">Un problema que quieres solucionar.</text:p>
        </text:list-item>
        <text:list-item>
          <text:p text:style-name="Text_20_body">Un insight a partir del cual nace tu idea.</text:p>
        </text:list-item>
        <text:list-item>
          <text:p text:style-name="Text_20_body">Una idea que solucione el problema.</text:p>
        </text:list-item>
      </text:list>
      <text:p text:style-name="Text_20_body">Cuando no solucionan un problema es complicado que arranquen.</text:p>
      <text:p text:style-name="Text_20_body">–<text:line-break/><text:span text:style-name="Strong_20_Emphasis">La calidad de las ideas</text:span></text:p>
      <text:p text:style-name="Text_20_body">Como sobrevive tu idea: La forma en la que la idea se adapta y es adaptable al concepto en el que vive es la forma en la que sobrevive.</text:p>
      <text:list xml:id="list640662103" text:style-name="L2">
        <text:list-item>
          <text:p text:style-name="Text_20_body">¿Es tu idea la mejor versión de si misma?</text:p>
        </text:list-item>
        <text:list-item>
          <text:p text:style-name="Text_20_body">¿O al menos, la más apta para sobrevivir?</text:p>
        </text:list-item>
      </text:list>
      <text:p text:style-name="Text_20_body">–<text:line-break/><text:span text:style-name="Strong_20_Emphasis">Disrupción e innovación</text:span></text:p>
      <text:p text:style-name="Text_20_body">No son procesos, son resultados de aplicar la creatividad en un mercado suficientemente maduro para poder introducir un cambio (pequeño o radical).</text:p>
      <text:p text:style-name="Text_20_body">–<text:line-break/>Lo que tu idea necesita, por encima de todo, son preguntas para plantearse si esa versión de la idea es la más apta para sobrevivir.</text:p>
      <text:p text:style-name="Text_20_body">Pensar que problema solucionan y quien hará uso de ellas. Cuestionarlas constantemente.</text:p>
      <text:p text:style-name="Text_20_body">–<text:line-break/><text:span text:style-name="Strong_20_Emphasis">Preguntas</text:span></text:p>
      <text:p text:style-name="Text_20_body">Nos llevan a lugares desconocidos, una buena respuesta a una nueva pregunta nos pone en una senda que nadie ha recorrido antes.</text:p>
      <text:p text:style-name="Text_20_body">Se vuelve una herramienta de generar oportunidades para lo que deseamos.</text:p>
      <text:p text:style-name="Text_20_body">Aprender y descubrir algo que aún desconocemos (sobre nuestra idea, por ejemplo).</text:p>
      <text:p text:style-name="Text_20_body">Necesitas sinceridad y abandonar tu ego. Aceptar que vamos a encontrar una respuesta que no conocemos. <text:span text:style-name="Strong_20_Emphasis">No te enamores de la idea.</text:span></text:p>
      <text:h text:style-name="Heading_20_3" text:outline-level="3">2.-Las circunstancias de tu idea</text:h>
      <text:p text:style-name="Text_20_body">–<text:line-break/>Una idea puede ser como tu solucionarías un problema, y puede ser una solución correcta.</text:p>
      <text:p text:style-name="Text_20_body"><text:soft-page-break/>La idea de negocio es como esa idea se convierte en un producto o servicio que puedes comercializar.</text:p>
      <text:p text:style-name="Text_20_body">Lo más difícil de una idea es construirla. Para que además tenga éxito, la suerte y timing también son importantes.</text:p>
      <text:p text:style-name="Text_20_body">–<text:line-break/><text:span text:style-name="Strong_20_Emphasis">La originalidad de las ideas.</text:span></text:p>
      <text:p text:style-name="Text_20_body">La originalidad es un factor importante, pero no es el factor principal por el cual tu idea va a triunfar o no, a veces puedes implementar de mejor manera una idea que ya existe.</text:p>
      <text:p text:style-name="Text_20_body">Muy probablemente al inicio, cuando tu idea es buena, lo que probablemente suceda es que sean escépticos o se burlen de ella.</text:p>
      <text:p text:style-name="Text_20_body">Si alguien quiere “robar” tu idea, será cuando haya visto que tu idea funciona. Para ese entonces ya tienes ventaja.</text:p>
      <text:p text:style-name="Text_20_body">La idea no es de nadie, es de quien la implementa por primera vez, o de quien la hace mejor.</text:p>
      <text:p text:style-name="Text_20_body">–<text:line-break/><text:span text:style-name="Strong_20_Emphasis">La importancia del timing.</text:span></text:p>
      <text:p text:style-name="Text_20_body">La facilidad para explicar tu idea: hay algo positivo en encontrar un formato que la gente ya reconoce para aplicarlo en otra industria.</text:p>
      <text:p text:style-name="Text_20_body">Esto elimina una de las barreras de adopción que tiene un producto completamente nuevo.</text:p>
      <text:p text:style-name="Text_20_body">“Es un … para …”. “Es un Uber para …”.</text:p>
      <text:p text:style-name="Text_20_body">–<text:line-break/><text:span text:style-name="Strong_20_Emphasis">Que hay de ti en tu idea</text:span></text:p>
      <text:p text:style-name="Text_20_body">El factor económico debería ser una recompensa a largo plazo, este debería ser usado para tener más herramientas para llevar esa idea más lejos.</text:p>
      <text:p text:style-name="Text_20_body">El contexto en el que vives: Tu idea es relevante en función del contexto en el que vives. A veces lo cambia, a veces lo surfea. (STATUS QUO, ZEITGEIST).</text:p>
      <text:p text:style-name="Text_20_body">La idea no solo depende del modelo de negocios, o del mercado objetivo, etc. también depende de cuanto queremos personalmente que suceda.</text:p>
      <text:p text:style-name="Text_20_body">Tu idea tiene que tener algo genuino de ti en ella para perseguirla.</text:p>
      <text:p text:style-name="Text_20_body">¿Es mejor el mundo con esta idea?</text:p>
      <text:p text:style-name="Text_20_body">¿Esto que quiero crear no existe pero debería?</text:p>
      <text:p text:style-name="Text_20_body">No todo tiene que ser trascendental, puede tener otros tintes (cómico -Dogecoin-, p.ej.)</text:p>
      <text:h text:style-name="Heading_20_3" text:outline-level="3">3.-Las tecnologías físicas y cómo nos transforman</text:h>
      <text:p text:style-name="Text_20_body">–<text:line-break/>Las ideas pueden ser brillantes pero tienen que ser capaces de adaptarse.</text:p>
      <text:p text:style-name="Text_20_body">Hay que entender cómo y por qué ese lugar está constituido de esa forma.</text:p>
      <text:p text:style-name="Text_20_body"><text:soft-page-break/>–<text:line-break/><text:span text:style-name="Strong_20_Emphasis">Tecnologías sociales vs Tecnologías físicas</text:span></text:p>
      <text:p text:style-name="Text_20_body">Sociales: Albergan los contextos que habitamos</text:p>
      <text:list xml:id="list1827500862" text:style-name="L3">
        <text:list-item>
          <text:p text:style-name="Text_20_body">Economía</text:p>
        </text:list-item>
        <text:list-item>
          <text:p text:style-name="Text_20_body">Cultura</text:p>
        </text:list-item>
        <text:list-item>
          <text:p text:style-name="Text_20_body">Instituciones</text:p>
        </text:list-item>
      </text:list>
      <text:p text:style-name="Text_20_body">Físicas: Las que conocemos como tecnologías hoy</text:p>
      <text:list xml:id="list1283243395" text:style-name="L4">
        <text:list-item>
          <text:p text:style-name="Text_20_body">Información</text:p>
        </text:list-item>
        <text:list-item>
          <text:p text:style-name="Text_20_body">Internet, crypto</text:p>
        </text:list-item>
        <text:list-item>
          <text:p text:style-name="Text_20_body">Nanotecnología</text:p>
        </text:list-item>
        <text:list-item>
          <text:p text:style-name="Text_20_body">Biotecnología</text:p>
        </text:list-item>
      </text:list>
      <text:p text:style-name="Text_20_body">–<text:line-break/>Están conectadas y relacionadas pero son distintas. Hoy nos encontramos en un momento en el que las tecnologías físicas van creciendo a un ritmo al cual no nos podemos adaptar tan rápidamente.</text:p>
      <text:p text:style-name="Text_20_body">Las tecnologías físicas nos transforman porque nos llevan a hacer cosas que antes no creíamos posibles.</text:p>
      <text:p text:style-name="Text_20_body">–<text:line-break/><text:span text:style-name="Strong_20_Emphasis">El ciclo del mundo</text:span></text:p>
      <text:list xml:id="list2599255749" text:style-name="L5">
        <text:list-item>
          <text:p text:style-name="Text_20_body">Cambio tecnológico: cada cambio tecnológico produce un cambio económico y así sucesivamente.</text:p>
        </text:list-item>
        <text:list-item>
          <text:p text:style-name="Text_20_body">Cambio económico.</text:p>
        </text:list-item>
        <text:list-item>
          <text:p text:style-name="Text_20_body">Cambio social.</text:p>
        </text:list-item>
        <text:list-item>
          <text:p text:style-name="Text_20_body">Cambio ethos: usos y costumbres de la sociedad, la filosofía imperante. El status quo, y así vuelve a comenzar el ciclo.</text:p>
        </text:list-item>
      </text:list>
      <text:p text:style-name="Text_20_body">–<text:line-break/><text:span text:style-name="Strong_20_Emphasis">Tu idea y su tecnología</text:span></text:p>
      <text:p text:style-name="Text_20_body">Hay que pensar en nuestra idea (si es que usa tecnología) no solo desde la perspectiva de que soluciona un problema y lo hayas vuelto un modelo de negocios, si no desde la perspectiva también de que eventualmente la tecnología que usemos regresará transformada en otra cosa dentro de unos años.</text:p>
      <text:h text:style-name="Heading_20_3" text:outline-level="3">4.-El crecimiento exponencial de la tecnología</text:h>
      <text:p text:style-name="Text_20_body">–<text:line-break/>Las tecnologías físicas crecen exponencialmente. Véase Ley de Moore.</text:p>
      <text:p text:style-name="Text_20_body">La capacidad de computo crece cada 18 meses generando una curva exponencial. Hoy hay muchas cosas que son factibles desde el punto de vista factibles desde el punto de vista tecnológico que antes no lo eran.</text:p>
      <text:p text:style-name="Text_20_body"><text:soft-page-break/>–<text:line-break/><text:span text:style-name="Strong_20_Emphasis">De atómos a bits</text:span></text:p>
      <text:p text:style-name="Text_20_body">Por ejemplo la linterna que antes era un objeto físico y ahora la podemos encontrar en nuestro teléfono, de esta manera la podemos considerar como bits que están descargados en nuestro teléfono.</text:p>
      <text:p text:style-name="Text_20_body">Si queremos hacer linternas, las hacemos físicas o software?</text:p>
      <text:p text:style-name="Text_20_body">–<text:line-break/><text:span text:style-name="Strong_20_Emphasis">Software is eating the world</text:span></text:p>
      <text:p text:style-name="Text_20_body">Hay muchos objetos que eran físicos que ahora son sustituidos por software.</text:p>
      <text:p text:style-name="Text_20_body">–<text:line-break/><text:span text:style-name="Strong_20_Emphasis">Escasez vs abundancia</text:span></text:p>
      <text:p text:style-name="Text_20_body">Las compañías de antes se creaban para optimizar la escasez.</text:p>
      <text:p text:style-name="Text_20_body">Las compañías exitosas de hoy deciden navegar la abundancia.</text:p>
      <text:h text:style-name="Heading_20_3" text:outline-level="3">5.-Historias</text:h>
      <text:p text:style-name="Text_20_body">¿Qué historia tiene para mi como usuario? ¿Por qué es relevante para mi?</text:p>
      <text:p text:style-name="Text_20_body">Dan sentido a la realidad que habitamos.</text:p>
      <text:p text:style-name="Text_20_body">Da sentido a nuestro proyecto hacía los demás.</text:p>
      <text:p text:style-name="Text_20_body">Lo que construyes es un medio para un objetivo más grande, que se cuenta con una historia.</text:p>
      <text:h text:style-name="Heading_20_3" text:outline-level="3">6.-Tecnología</text:h>
      <text:p text:style-name="Text_20_body">–<text:line-break/>“Technology is everything that doesn’t work yet”</text:p>
      <text:p text:style-name="Text_20_body">Muchas veces no tenemos nombre para la tecnología porque no sabemos exactamente para qué sirve y lo llamamos “tecnología” hasta que encontramos un uso concreto para ella, ahí le damos un nombre.</text:p>
      <text:p text:style-name="Text_20_body">El nombre tecnológico por lo general no le importa a la mayoría de las personas, solo les importa el uso que tiene y que tan valioso es para ellxs.</text:p>
      <text:p text:style-name="Text_20_body">–<text:line-break/><text:span text:style-name="Strong_20_Emphasis">El ciclo de la tecnología:</text:span></text:p>
      <text:list xml:id="list545097833" text:style-name="L6">
        <text:list-item>
          <text:p text:style-name="Text_20_body">Al inicio todo son esperanzas y altas expectativas.</text:p>
        </text:list-item>
        <text:list-item>
          <text:p text:style-name="Text_20_body">Abismo de desilusión: En algún momento descubrimos que solo sirve para algunas cosas pero para otras no tanto.</text:p>
        </text:list-item>
        <text:list-item>
          <text:p text:style-name="Text_20_body">Rampa de consolidación: Alguien rescata la idea y le da un uso concreto.</text:p>
        </text:list-item>
        <text:list-item>
          <text:p text:style-name="Text_20_body">Meseta de productividad: Aquí está lo que seguro funciona. Tiene nombre y propósito.</text:p>
        </text:list-item>
      </text:list>
      <text:p text:style-name="Text_20_body">–<text:line-break/><text:span text:style-name="Strong_20_Emphasis">¿Qué tecnología vas a usar?</text:span></text:p>
      <text:p text:style-name="Text_20_body"><text:soft-page-break/>¿Vas a usar tecnología? ¿Por qué?</text:p>
      <text:p text:style-name="Text_20_body">¿Está lo suficientemente madura? Si no, ¿En cuánto lo estará?</text:p>
      <text:h text:style-name="Heading_20_3" text:outline-level="3">7.-Diversidad</text:h>
      <text:p text:style-name="Text_20_body">–<text:line-break/>¿Está roto tu producto/servicio?</text:p>
      <text:p text:style-name="Text_20_body">¿Tu producto/servicio puede ser usado por todo tipo de personas?</text:p>
      <text:p text:style-name="Text_20_body">No todas las personas experimentan la realidad de la misma manera.</text:p>
      <text:p text:style-name="Text_20_body">Si te juntas únicamente con gente que experimenta la realidad como tú, crearás productos y servicios que únicamente pueden ser usados por gente como tú.</text:p>
      <text:p text:style-name="Text_20_body">–<text:line-break/><text:span text:style-name="Strong_20_Emphasis">Convivencia de varias realidades</text:span></text:p>
      <text:p text:style-name="Text_20_body">¿Conoces todos los tipos de persona que usan o podrían usar tu producto?</text:p>
      <text:p text:style-name="Text_20_body">¿Cambiarías algo en tu producto si supieras que hay personas en algún tipo de riesgo por utilizarlo?</text:p>
      <text:h text:style-name="Heading_20_3" text:outline-level="3">8.-Preguntas para tu idea</text:h>
      <text:p text:style-name="Text_20_body">–<text:line-break/><text:span text:style-name="Strong_20_Emphasis">¿Cuál es la historia que ayuda a contar tu proyecto?</text:span></text:p>
      <text:p text:style-name="Text_20_body">Arbeit nace como una manera de conectar gente que necesita de un servicio con los profesionales mejor capacitados para resolver sus problemas. De esta manera se conectan los dos grupos de usuarios de una manera sencilla, en la que los clientes pueden estar seguros de que están contratando al profesional mejor calificado para el trabajo, y brindando a los profesionales una manera más sencilla de atraer nuevos clientes y cobrar por su trabajo.</text:p>
      <text:p text:style-name="Text_20_body">–<text:line-break/><text:span text:style-name="Strong_20_Emphasis">¿Cómo de madura es la tecnología que usas en tu proyecto?</text:span></text:p>
      <text:p text:style-name="Text_20_body">El desarrollo de aplicaciones web y móvil es actualmente de las tecnologías más usadas, mi proyecto está muy inspirado en otras empresas que hacen uso de este tipo de tecnologías pero que están enfocadas en otros rubros como el transporte, o delivery. Ejemplos de esto pueden ser Rappi o Uber.</text:p>
      <text:p text:style-name="Text_20_body">–<text:line-break/><text:span text:style-name="Strong_20_Emphasis">¿Eres consciente de las personas que usan o podrían usar tu producto?</text:span></text:p>
      <text:p text:style-name="Text_20_body">Nuestro proyecto está enfocado para profesionales que brindan servicios y sus posibles clientes que en general abarcan una gran parte de la población, por lo que, para evitar problemas de diversidad, decidimos hacer entrevistas y mostrar prototipos a ambos grupos de usuarios para poder tener un mejor insight sobre que funciona mejor y que no tomando en cuenta las opiniones de los usuarios en potencia. En estas entrevistas se prioriza el diversificar a los entrevistados.</text:p>
      <text:h text:style-name="Heading_20_3" text:outline-level="3"><text:soft-page-break/>9.-El retail en general</text:h>
      <text:p text:style-name="Text_20_body">–<text:line-break/><text:span text:style-name="Strong_20_Emphasis">Tu idea y el mundo del retail</text:span></text:p>
      <text:p text:style-name="Text_20_body">¿Qué tiene que ver tu idea con el mundo del retail?</text:p>
      <text:p text:style-name="Text_20_body">¿Hay alguna relación que puedas aprovechar?</text:p>
      <text:p text:style-name="Text_20_body">–<text:line-break/><text:span text:style-name="Strong_20_Emphasis">Importancia de la industria del retail</text:span></text:p>
      <text:p text:style-name="Text_20_body">El consumo dirige la economía de los paises.</text:p>
      <text:p text:style-name="Text_20_body">La industria que más ha incentivado nuestro consumo: el retail.</text:p>
      <text:p text:style-name="Text_20_body">Es el proceso de vender servicios o bienes de consumo a los consumidores a través de múltiples canales de distribución para obtener ganancia.</text:p>
      <text:p text:style-name="Text_20_body">–<text:line-break/><text:span text:style-name="Strong_20_Emphasis">¿Qué hace Amazon?</text:span></text:p>
      <text:p text:style-name="Text_20_body">Cada página es una tienda, y cada cliente es un vendedor.</text:p>
      <text:p text:style-name="Text_20_body">–<text:line-break/><text:span text:style-name="Strong_20_Emphasis">Cómo compramos</text:span></text:p>
      <text:p text:style-name="Text_20_body">Cuando cambiamos la forma en que se compra, también cambia lo que se compra.</text:p>
      <text:h text:style-name="Heading_20_3" text:outline-level="3">10.-¿Qué hace Amazon?</text:h>
      <text:p text:style-name="Text_20_body">–<text:line-break/><text:span text:style-name="Strong_20_Emphasis">Qué puede aprender tu proyecto</text:span></text:p>
      <text:p text:style-name="Text_20_body">¿Qué puede utilizar tu proyecto de las muchas cosas que hace bien amazon en el mundo del retail?</text:p>
      <text:p text:style-name="Text_20_body">¿Qué te sirve? ¿Qué no?</text:p>
      <text:h text:style-name="Heading_20_3" text:outline-level="3">11.-El mundo del lujo</text:h>
      <text:p text:style-name="Text_20_body">–<text:line-break/><text:span text:style-name="Strong_20_Emphasis">Tu idea y el mundo del lujo</text:span></text:p>
      <text:p text:style-name="Text_20_body">¿Qué tiene que ver tu idea con el mundo del lujo?</text:p>
      <text:p text:style-name="Text_20_body">¿Hay alguna relación que puedas aprovechar?</text:p>
      <text:p text:style-name="Text_20_body">–<text:line-break/><text:span text:style-name="Strong_20_Emphasis">Apple</text:span></text:p>
      <text:p text:style-name="Text_20_body">Podemos ver el contraste entre los dos CEO’s de Apple, dónde Steve Jobs castigaba el “careful thinking” y Tim Cook está más enfocado en hacer la empresa más rentable y escalable que en revolucionar.</text:p>
      <text:p text:style-name="Text_20_body">–<text:line-break/><text:span text:style-name="Strong_20_Emphasis">El mundo del lujo</text:span></text:p>
      <text:p text:style-name="Text_20_body"><text:soft-page-break/>Es una predisposición casi genética, una forma de trascender la condición humana y “acercarnos” a la divinidad. También es una forma de incrementar el atractivo para potencialmente reproducirnos.</text:p>
      <text:p text:style-name="Text_20_body">El “craftmanship”, la labor del artesano era algo que se asemejaba a la presencia de Dios, por ser la iglesia donde se exponía mucho este trabajo.</text:p>
      <text:p text:style-name="Text_20_body">Al llegar la revolución industrial el lujo pudo llegar a más personas.</text:p>
      <text:p text:style-name="Text_20_body">–<text:line-break/><text:span text:style-name="Strong_20_Emphasis">El acceso al lujo</text:span></text:p>
      <text:p text:style-name="Text_20_body">El lujo es caro y no muchos se lo pueden permitir. Pero el que sea caro es precisamente parte de la experiencia.</text:p>
      <text:p text:style-name="Text_20_body">El lujo genera mucha riqueza: en la lista de las personas más ricas del mundo, hay más gente del mundo del luxury que de la tecnología.</text:p>
      <text:h text:style-name="Heading_20_3" text:outline-level="3">12.-Escasez y semi-escasez</text:h>
      <text:p text:style-name="Text_20_body">–<text:line-break/>El lujo es escasez. Es poseer cosas que muy pocas personas personas pueden poseer también.</text:p>
      <text:p text:style-name="Text_20_body">–<text:line-break/><text:span text:style-name="Strong_20_Emphasis">El mercado de iPhone</text:span></text:p>
      <text:p text:style-name="Text_20_body">Apple no es la compañía que más teléfonos vende en el mundo pero es la que más valor genera. No genera un lujo inaccesible, sino que genera una semi-escasez en la cual ese lujo es accesible para unas personas y es más o menos accesible para otras.</text:p>
      <text:p text:style-name="Text_20_body">–<text:line-break/><text:span text:style-name="Strong_20_Emphasis">Virtue signaling y semi-escasez</text:span></text:p>
      <text:p text:style-name="Text_20_body">Proyectamos a través de muchas cosas, entre ellas las que poseemos. Que se vea que llevo o uso cierta marca. Yo puedo acceder al producto pero hay una versión del producto a la cual no puedo o no quiero acceder.</text:p>
      <text:p text:style-name="Text_20_body">Semi-escasez del iPhone:</text:p>
      <text:list xml:id="list392991188" text:style-name="L7">
        <text:list-item>
          <text:p text:style-name="Text_20_body">Billones de personas lo quieren.</text:p>
        </text:list-item>
        <text:list-item>
          <text:p text:style-name="Text_20_body">Millones de personas lo tienen.</text:p>
        </text:list-item>
        <text:list-item>
          <text:p text:style-name="Text_20_body">Solo un 1% se lo puede permitir.</text:p>
        </text:list-item>
      </text:list>
      <text:p text:style-name="Text_20_body">–<text:line-break/><text:span text:style-name="Strong_20_Emphasis">Características de una marca de lujo</text:span></text:p>
      <text:list xml:id="list4149221204" text:style-name="L8">
        <text:list-item>
          <text:p text:style-name="Text_20_body">Fundador icónico. Más preocupado por el arte y la calidad que por vender. Más artesano que comerciante.</text:p>
        </text:list-item>
        <text:list-item>
          <text:p text:style-name="Text_20_body">La labor “artesanal”. Entender que cuando algo está bien hecho y lo usamos nos hace sentir de una forma diferente.</text:p>
        </text:list-item>
        <text:list-item>
          <text:p text:style-name="Text_20_body">Integración vertical (anuncios tv vs tiendas). Las marcas de lujo crean espacios en los que podemos entrar y habitar ese mundo del que te sientes parte, véase las tiendas de Apple.</text:p>
        </text:list-item>
        <text:list-item>
          <text:p text:style-name="Text_20_body"><text:soft-page-break/>El lujo permea los mercados. Algo que es lujoso es lujoso en todas las partes del mundo.</text:p>
        </text:list-item>
        <text:list-item>
          <text:p text:style-name="Text_20_body">Precios altos (basados en realidad/percepción).</text:p>
        </text:list-item>
      </text:list>
      <text:p text:style-name="Text_20_body">–<text:line-break/><text:span text:style-name="Strong_20_Emphasis">Compañías tecnológicas vs tradicionales</text:span></text:p>
      <text:p text:style-name="Text_20_body">Las compañías tradicionales tienen una inercia tan grande que por lo general pueden subsistir en el mercado durante muchos años, las tecnológicas tienen ciclos de vida más cortos porque dependen de datos. El ciclo se acelera y termina antes porque hay otros muchos competidores tratando de ganar el primer lugar.</text:p>
      <text:p text:style-name="Text_20_body">Un remedio para las compañías tecnológicas es volverse físicas en algunas de sus verticales, para así construir su marca por un camino distinto.</text:p>
      <text:p text:style-name="Text_20_body">–<text:line-break/><text:span text:style-name="Strong_20_Emphasis">Cómo proteger a tu marca</text:span></text:p>
      <text:p text:style-name="Text_20_body">¿Cómo proteger a tu marca tecnológica de otros competidores tecnológicos? Introduciendo barreras caras y complicadas de construir, de las que usaban en la vieja economía.</text:p>
      <text:p text:style-name="Text_20_body">Expándete al mundo físico como Apple y sus tiendas, Amazon y sus aviones, Facebook y sus cables, etc.</text:p>
      <text:p text:style-name="Text_20_body">–<text:line-break/><text:span text:style-name="Strong_20_Emphasis">Qué puede aprender tu proyecto</text:span></text:p>
      <text:p text:style-name="Text_20_body">¿Qué puede utilizar tu proyecto de las muchas cosas que hace bien Apple en el mundo del lujo?</text:p>
      <text:p text:style-name="Text_20_body">¿Qué te sirve? ¿Qué no?</text:p>
      <text:h text:style-name="Heading_20_3" text:outline-level="3">13.-El contenido hecho por usuarios</text:h>
      <text:p text:style-name="Text_20_body">–<text:line-break/>¿Qué tiene que ver tu idea con el mundo de los contenidos generados por los usuarios?</text:p>
      <text:p text:style-name="Text_20_body">¿Hay alguna relación que puedas aprovechar?</text:p>
      <text:p text:style-name="Text_20_body">Por ejemplo: Facebook, Instagram, WhatsApp.</text:p>
      <text:p text:style-name="Text_20_body">–<text:line-break/><text:span text:style-name="Strong_20_Emphasis">La parte de arriba del mkt funnel</text:span></text:p>
      <text:p text:style-name="Text_20_body">Facebook se ha adueñado de la parte de arriba del marketing funnel. En Facebook vemos todo lo que queremos comprar posteriormente (buscamos en Google, compramos en Amazon).</text:p>
      <text:p text:style-name="Text_20_body">FB nos da el qué, Google y Amazon el cómo y cuando llega.</text:p>
      <text:p text:style-name="Text_20_body">–<text:line-break/><text:span text:style-name="Strong_20_Emphasis">Escala vs personalización</text:span></text:p>
      <text:p text:style-name="Text_20_body">Han sido conceptos antagónicos. Si llegabas a muchas personas a través de la TV u otro medio, no podías personalizar.</text:p>
      <text:p text:style-name="Text_20_body">Si querías personalizar, no podías llegar a muchas personas. Eso cambió con FB que tiene gran escala y mucha personalización.</text:p>
      <text:p text:style-name="Text_20_body"><text:soft-page-break/>–<text:line-break/><text:span text:style-name="Strong_20_Emphasis">Benjamin Button</text:span></text:p>
      <text:p text:style-name="Text_20_body">Cuanto más usas un coche o tostadora más se desprecia.</text:p>
      <text:p text:style-name="Text_20_body">Cuando usas FB, Google, Amazon, más valiosas son porque más precisas son en lo que hacen.</text:p>
      <text:p text:style-name="Text_20_body">–<text:line-break/><text:span text:style-name="Strong_20_Emphasis">Preguntas para tu idea</text:span></text:p>
      <text:p text:style-name="Text_20_body">¿Qué puede utilizar tu proyecto de las muchas cosas que hace bien Facebook con los contenidos y su escala?</text:p>
      <text:p text:style-name="Text_20_body">¿Qué te sirve?¿Qué no?</text:p>
      <text:h text:style-name="Heading_20_3" text:outline-level="3">14.-¿Cuánto confían las personas en tu proyecto?</text:h>
      <text:p text:style-name="Text_20_body">–<text:line-break/>¿Qué tiene que ver tu idea con la confianza que depositan en ella las personas que lo van a usar?</text:p>
      <text:p text:style-name="Text_20_body">¿Hay alguna relación que puedas aprovechar?</text:p>
      <text:p text:style-name="Text_20_body">–<text:line-break/><text:span text:style-name="Strong_20_Emphasis">El oráculo de nuestra era: Google</text:span></text:p>
      <text:list xml:id="list3428758397" text:style-name="L9">
        <text:list-item>
          <text:p text:style-name="Text_20_body">1 de cada 6 preguntas hechas no se habían hecho nunca anteriormente</text:p>
        </text:list-item>
        <text:list-item>
          <text:p text:style-name="Text_20_body">Respuestas orgánicas (neutrales) y pagadas (ad revenue).</text:p>
        </text:list-item>
        <text:list-item>
          <text:p text:style-name="Text_20_body">El rol de google es el de compilar todo el conocimiento hasta este momento de la historia (Web, Maps, Earth, Library, News).</text:p>
        </text:list-item>
        <text:list-item>
          <text:p text:style-name="Text_20_body">También el de generar todo el conocimiento de aquí en adelante (no sólo por humanos).</text:p>
        </text:list-item>
      </text:list>
      <text:p text:style-name="Text_20_body">–<text:line-break/><text:span text:style-name="Strong_20_Emphasis">Preguntas para tu idea</text:span></text:p>
      <text:p text:style-name="Text_20_body">¿Qué puede utilizar tu proyecto de las muchas cosas que hace bien Google con los contenidos y su escala?</text:p>
      <text:p text:style-name="Text_20_body">¿Qué te sirve?¿Qué no?<text:line-break/>¿Qué tiene tu producto que pueda generar en los usuarios una confianza ciega a la hora de usarlo?</text:p>
      <text:h text:style-name="Heading_20_3" text:outline-level="3">15.-China y sus 4 revoluciones</text:h>
      <text:p text:style-name="Text_20_body">–<text:line-break/><text:span text:style-name="Strong_20_Emphasis">Tu idea y la “coopetición”</text:span></text:p>
      <text:p text:style-name="Text_20_body">¿Qué tiene que ver tu idea con la idea de ver el mercado desde una perspectiva distinta a la de ganar a toda costa?</text:p>
      <text:p text:style-name="Text_20_body">¿Hay alguna relación que puedas aprovechar?</text:p>
      <text:p text:style-name="Text_20_body">–<text:line-break/><text:span text:style-name="Strong_20_Emphasis">El “leapfrog” de China</text:span></text:p>
      <text:p text:style-name="Text_20_body"><text:soft-page-break/>Después de que la crisis de 2008 interrumpiera las exportaciones desde China se dieron cuenta de que todo lo que tenían y sabían lo podían aplicar internamente, esto va de la mano con que es un país completamente conectado.</text:p>
      <text:p text:style-name="Text_20_body">–<text:line-break/><text:span text:style-name="Strong_20_Emphasis">Hofstede Index</text:span></text:p>
      <text:p text:style-name="Text_20_body">Índice que enumera las cualidades de los distintos países del mundo en base a 6 características.</text:p>
      <text:p text:style-name="Text_20_body">Un ejemplo de estas es:</text:p>
      <text:list xml:id="list2266455069" text:style-name="L10">
        <text:list-item>
          <text:p text:style-name="Text_20_body">¿Cuánto desean las personas de ese país evitar la incertidumbre? ¿Qué tan cómodas se encuentran en la incertidumbre?</text:p>
        </text:list-item>
      </text:list>
      <text:h text:style-name="Heading_20_3" text:outline-level="3">16.-La expansión de Alibaba</text:h>
      <text:p text:style-name="Text_20_body">–<text:line-break/><text:span text:style-name="Strong_20_Emphasis">Alibaba Group</text:span></text:p>
      <text:p text:style-name="Text_20_body">Historia: Hacer más fácil empezar un negocio estés donde estés.</text:p>
      <text:p text:style-name="Text_20_body">Fundada en 1999.</text:p>
      <text:p text:style-name="Text_20_body">Las empresas que el grupo ha ido creado han sido en función de primero resolver una necesidad de la compañía madre, y después viendo como funcionaba esa compañía nueva, extenderla y volverla una compañía independiente. Así nacen:</text:p>
      <text:list xml:id="list2016508594" text:style-name="L11">
        <text:list-item>
          <text:p text:style-name="Text_20_body">Taobao (2003): Como Ebay.</text:p>
        </text:list-item>
        <text:list-item>
          <text:p text:style-name="Text_20_body">Alipay (2004): Para realizar pagos.</text:p>
        </text:list-item>
        <text:list-item>
          <text:p text:style-name="Text_20_body">Villages (2009): Encontrar a comerciantes en lugares remotos, conectarlos entre ellos y volver empresas individuales un conjunto, de manera que se promuevan. Algo así como los malls.</text:p>
        </text:list-item>
        <text:list-item>
          <text:p text:style-name="Text_20_body">Cainiao (2013): De logística.</text:p>
        </text:list-item>
        <text:list-item>
          <text:p text:style-name="Text_20_body">Hema (2017): Cadena de supermercados donde los productos no están físicamente.</text:p>
        </text:list-item>
      </text:list>
      <text:p text:style-name="Text_20_body">–<text:line-break/><text:span text:style-name="Strong_20_Emphasis">“Coopetición”</text:span></text:p>
      <text:p text:style-name="Text_20_body">Competencia + Cooperación.</text:p>
      <text:p text:style-name="Text_20_body">No entender el mercado como un juego de “suma cero” en el que hay que dominarlo todo, sino como la posibilidad de aportar valor desde una plataforma a otras muchas compañías que tienen una función en el éxito de la nuestra.</text:p>
      <text:p text:style-name="Text_20_body">En la plataforma se consideran:</text:p>
      <text:list xml:id="list1209500763" text:style-name="L12">
        <text:list-item>
          <text:p text:style-name="Text_20_body">Puntos: Personas o compañías que proporcionan servicios individuales (específicos) que no pueden subsistir en solitario, necesitan de algo que los conecte con una necesidad mayor.</text:p>
        </text:list-item>
        <text:list-item>
          <text:p text:style-name="Text_20_body">Líneas: Compañías que combinan funcionalidades con habilidad de crear productos y servicios. Generan interacciones entre algunos de los puntos.</text:p>
        </text:list-item>
        <text:list-item>
          <text:p text:style-name="Text_20_body">Planos: Plataformas que ayudan a crear nuevas líneas e interacciones entre puntos y líneas para generar servicios e infraestructura y acelerar su crecimiento.</text:p>
        </text:list-item>
      </text:list>
      <text:p text:style-name="Text_20_body"><text:soft-page-break/>Manejar la abundancia (primero datos, luego de todo lo demás) en vez de explotar la escasez.</text:p>
      <text:p text:style-name="Text_20_body">–<text:line-break/><text:span text:style-name="Strong_20_Emphasis">Algunas preguntas para tu idea.</text:span></text:p>
      <text:p text:style-name="Text_20_body">¿Qué puede utilizar tu proyecto de las muchas cosas que hace bien Alibaba con los contenidos y su escala?</text:p>
      <text:p text:style-name="Text_20_body">¿Qué te sirve?¿Qué no?</text:p>
      <text:h text:style-name="Heading_20_3" text:outline-level="3">17.-Menos es más</text:h>
      <text:p text:style-name="Text_20_body">–<text:line-break/>¿Qué cosas le podemos quitar a nuestro proyecto para que sea más simple, sencillo de entender, fácil de usar?</text:p>
      <text:p text:style-name="Text_20_body">–<text:line-break/><text:span text:style-name="Strong_20_Emphasis">Instagram:</text:span></text:p>
      <text:list xml:id="list1924966022" text:style-name="L13">
        <text:list-item>
          <text:p text:style-name="Text_20_body">Empezó como un lugar donde podías visitar lugares y hacer check-in en ellos y eventualmente agregaron la fotografía.</text:p>
        </text:list-item>
        <text:list-item>
          <text:p text:style-name="Text_20_body">Al probar el producto se dieron cuenta que era complicado de usar y decidieron simplificarlo dejando solo las fotos a las que podías agregar un pequeño filtro.</text:p>
        </text:list-item>
      </text:list>
      <text:p text:style-name="Text_20_body"><text:span text:style-name="Strong_20_Emphasis">Slack:</text:span></text:p>
      <text:list xml:id="list525530168" text:style-name="L14">
        <text:list-item>
          <text:p text:style-name="Text_20_body">La compañía originalmente estaba haciendo un videojuego y al no encontrar una buena herramienta para comunicar a las oficinas, decidieron crear una herramienta de colaboración.</text:p>
        </text:list-item>
      </text:list>
      <text:p text:style-name="Text_20_body">Figma:</text:p>
      <text:list xml:id="list2402232206" text:style-name="L15">
        <text:list-item>
          <text:p text:style-name="Text_20_body">Originalmente era compañía de drones.</text:p>
        </text:list-item>
        <text:list-item>
          <text:p text:style-name="Text_20_body">Se basaron en photoshop para lo que termino siendo Figma.</text:p>
        </text:list-item>
      </text:list>
      <text:p text:style-name="Text_20_body">–<text:line-break/><text:span text:style-name="Strong_20_Emphasis">Algunas preguntas para tu idea</text:span></text:p>
      <text:p text:style-name="Text_20_body">¿Hay algo en tu idea que los usuarios puedan hacer de forma más sencilla?</text:p>
      <text:p text:style-name="Text_20_body">¿Tu idea tiene que hacer todo lo que hace tu idea? o ¿Puede hacer una de varias cosas pero mejor?</text:p>
      <text:h text:style-name="Heading_20_3" text:outline-level="3">18.-¿Tu producto funciona horizontalmente?</text:h>
      <text:p text:style-name="Text_20_body">–<text:line-break/>Hay personas que usan las apps y cada una de ellas tiene una relación individual, unilateral con el producto o servicio. En algunos casos estos servicios ofrecen la posibilidad de que las personas interactúen con ellas a nivel horizontal. Como cuando en Waze reportan accidentes o baches, o cuando vemos la interacción en las preguntas de Platzi o el progreso del amigo.</text:p>
      <text:p text:style-name="Text_20_body">Esto proporciona un nivel adicional de pertenencia a la app, pasa a ser propiedad de esas personas que lo usan.</text:p>
      <text:p text:style-name="Text_20_body">–<text:line-break/>¿Tu producto funciona de manera horizontal?</text:p>
      <text:p text:style-name="Text_20_body"><text:soft-page-break/>¿Hay algo en tu producto que permite que los usuarios interactúen entre ellos de forma horizontal para crear un significado y valor adicional?</text:p>
      <text:h text:style-name="Heading_20_3" text:outline-level="3">19.-¿Tu producto crea algo nuevo?</text:h>
      <text:p text:style-name="Text_20_body">–<text:line-break/>En los ejemplos mostrados (los boletos de avión o cheques en el celular) no se está inventando o reinventando la experiencia de estas cosas, lo que se hace es tener la misma experiencia y agregarle una capa tecnológica arriba de todo con la que interactuamos, pero el proceso es esencialmente el mismo.</text:p>
      <text:p text:style-name="Text_20_body">Muchas de las cosas que hacemos hoy y de los sistemas con los que interactuamos aunque parezcan modernos, en realidad son viejos, solo tienen esa capa tecnológica que mencionamos.</text:p>
      <text:p text:style-name="Text_20_body">¿Estamos creando una nueva experiencia para hacer algo de una manera distinta o estamos solo agregando esa capa a algo existente?</text:p>
      <text:h text:style-name="Heading_20_3" text:outline-level="3">20.-¿Tu producto extrae valor o lo reparte?</text:h>
      <text:p text:style-name="Text_20_body">–<text:line-break/><text:span text:style-name="Strong_20_Emphasis">Colonización binaria</text:span></text:p>
      <text:p text:style-name="Text_20_body">Un proceso de digitalización es una “colonización binaria”. A partir de ese momento, aquello que era átomos, ahora es bits, y con ellos se puede trackear, anunciar, etc.</text:p>
      <text:p text:style-name="Text_20_body">–<text:line-break/><text:span text:style-name="Strong_20_Emphasis">El valor del proyecto es extraer</text:span></text:p>
      <text:p text:style-name="Text_20_body">Así hay proyectos pensados para las personas que se convierten en plataforma de manipulación, vigilancía y extracción.</text:p>
      <text:p text:style-name="Text_20_body">El proyecto se vuelve valioso en función de cuánta información puede sacar de las personas que lo usan.</text:p>
      <text:p text:style-name="Text_20_body">–<text:line-break/><text:span text:style-name="Strong_20_Emphasis">Redistribución</text:span></text:p>
      <text:p text:style-name="Text_20_body">Un proyecto (quizá) podría o debería redistribuir posibilidades.</text:p>
      <text:p text:style-name="Text_20_body">El proyecto se vuelve valioso en función del valor que nos permite generar a quienes lo usamos.</text:p>
      <text:p text:style-name="Text_20_body">–<text:line-break/><text:span text:style-name="Strong_20_Emphasis">Algunas preguntas para tu idea</text:span></text:p>
      <text:p text:style-name="Text_20_body">¿Tu producto extrae valor de los usuarios, o por el contrario les permite generar valor a ell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0:41:31.453000000</meta:creation-date>
    <dc:date>2022-02-03T10:47:38.369000000</dc:date>
    <meta:editing-duration>PT6M7S</meta:editing-duration>
    <meta:editing-cycles>2</meta:editing-cycles>
    <meta:generator>LibreOffice/7.2.2.2$Windows_X86_64 LibreOffice_project/02b2acce88a210515b4a5bb2e46cbfb63fe97d56</meta:generator>
    <meta:document-statistic meta:table-count="0" meta:image-count="0" meta:object-count="0" meta:page-count="12" meta:paragraph-count="252" meta:word-count="3374" meta:character-count="19932" meta:non-whitespace-character-count="16790"/>
  </office:meta>
</office:document-meta>
</file>